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9a06" officeooo:paragraph-rsid="00059a06"/>
    </style:style>
    <style:style style:name="P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059a06" officeooo:paragraph-rsid="0006e2ad"/>
    </style:style>
    <style:style style:name="P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059a06" officeooo:paragraph-rsid="0006e2ad"/>
    </style:style>
    <style:style style:name="P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08a75a" officeooo:paragraph-rsid="0008a75a"/>
    </style:style>
    <style:style style:name="P5" style:family="paragraph" style:parent-style-name="Heading_20_1">
      <style:paragraph-properties fo:break-before="page"/>
    </style:style>
    <style:style style:name="P6" style:family="paragraph">
      <loext:graphic-properties draw:fill="solid" draw:fill-color="#ccff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66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style:paragraph-properties fo:margin-left="0in" fo:margin-right="0in" fo:margin-top="0in" fo:margin-bottom="0in" fo:line-height="100%" fo:text-align="center" fo:text-indent="0in"/>
    </style:style>
    <style:style style:name="P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cc99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cc99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66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66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6e2ad"/>
    </style:style>
    <style:style style:name="T2" style:family="text">
      <style:text-properties officeooo:rsid="0009ff42"/>
    </style:style>
    <style:style style:name="T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ffffff" draw:marker-start="" draw:marker-start-width="0.0783in" draw:marker-start-center="false" draw:marker-end="" draw:marker-end-width="0.0783in" draw:marker-end-center="false" draw:fill="solid" draw:fill-color="#ccff00" draw:textarea-horizontal-align="justify" draw:textarea-vertical-align="middle" draw:auto-grow-height="false" fo:min-height="1.2791in" fo:min-width="4.9209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66ff99"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209in" fo:min-width="2.0972in" fo:padding-top="0.0492in" fo:padding-bottom="0.0492in" fo:padding-left="0.0984in" fo:padding-right="0.0984in" draw:shadow="visible"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244in" fo:min-width="1.2028in" fo:padding-top="0.0492in" fo:padding-bottom="0.0492in" fo:padding-left="0.0984in" fo:padding-right="0.0984in" draw:shadow="visible"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244in" fo:min-width="0.9346in" fo:padding-top="0.0492in" fo:padding-bottom="0.0492in" fo:padding-left="0.0984in" fo:padding-right="0.0984in" draw:shadow="visible"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4252in" fo:min-width="1.2028in" fo:padding-top="0.0492in" fo:padding-bottom="0.0492in" fo:padding-left="0.0984in" fo:padding-right="0.0984in" draw:shadow="visible"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cc9900"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cc9900"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none" draw:fill-color="#cc9900"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66ff99" draw:textarea-horizontal-align="justify" draw:textarea-vertical-align="middle" draw:auto-grow-height="false" fo:min-height="0.4252in" fo:min-width="1.2028in" fo:padding-top="0.0492in" fo:padding-bottom="0.0492in" fo:padding-left="0.0984in" fo:padding-right="0.0984in" draw:shadow="visible"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66ff99"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none" draw:fill-color="#66ff99"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 draw:marker-end-width="0.0783in" draw:marker-end-center="false" draw:fill="none" draw:fill-color="#66ff99"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66ff99" draw:textarea-horizontal-align="justify" draw:textarea-vertical-align="middle" draw:auto-grow-height="false" fo:min-height="0.4252in" fo:min-width="1.2028in" fo:padding-top="0.0492in" fo:padding-bottom="0.0492in" fo:padding-left="0.0984in" fo:padding-right="0.0984in" draw:shadow="visible"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252in" fo:min-width="1.2028in" fo:padding-top="0.0492in" fo:padding-bottom="0.0492in" fo:padding-left="0.0984in" fo:padding-right="0.0984in" draw:shadow="visible"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2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252in" fo:min-width="1.2028in" fo:padding-top="0.0492in" fo:padding-bottom="0.0492in" fo:padding-left="0.0984in" fo:padding-right="0.0984in" draw:shadow="visible"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none" draw:fill-color="#cccccc"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cccccc"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27" style:family="graphic">
      <style:graphic-properties draw:stroke="solid" svg:stroke-width="0in" svg:stroke-color="#000000" draw:marker-start="" draw:marker-start-width="0.0783in" draw:marker-start-center="false" draw:marker-end="" draw:marker-end-width="0.0783in" draw:marker-end-center="false" draw:fill="none" draw:fill-color="#cccccc"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2272in" fo:min-width="0.6209in" fo:padding-top="0.0492in" fo:padding-bottom="0.0492in" fo:padding-left="0.0984in" fo:padding-right="0.0984in" fo:wrap-option="no-wrap" draw:shadow="visible"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c9900"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30" style:family="graphic">
      <style:graphic-properties draw:stroke="solid" svg:stroke-width="0in" svg:stroke-color="#000000" draw:marker-start="" draw:marker-start-width="0.0783in" draw:marker-start-center="false" draw:marker-end="" draw:marker-end-width="0.0783in" draw:marker-end-center="false" draw:fill="none" draw:fill-color="#cc9900"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31" style:family="graphic">
      <style:graphic-properties draw:stroke="solid" svg:stroke-width="0in" svg:stroke-color="#000000" draw:marker-start="" draw:marker-start-width="0.0783in" draw:marker-start-center="false" draw:marker-end="" draw:marker-end-width="0.0783in" draw:marker-end-center="false" draw:fill="none" draw:fill-color="#66ff99" draw:textarea-horizontal-align="justify" draw:textarea-vertical-align="middle" fo:padding-top="0.0492in" fo:padding-bottom="0.0492in" fo:padding-left="0.0984in" fo:padding-right="0.0984in" draw:shadow="visible"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3402in" fo:min-width="0.7563in" fo:padding-top="0.0492in" fo:padding-bottom="0.0492in" fo:padding-left="0.0984in" fo:padding-right="0.0984in" fo:wrap-option="no-wrap" draw:shadow="visible"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66ff99" draw:textarea-horizontal-align="justify" draw:textarea-vertical-align="middle" draw:auto-grow-height="false" fo:min-height="0.6209in" fo:min-width="2.0972in" fo:padding-top="0.0492in" fo:padding-bottom="0.0492in" fo:padding-left="0.0984in" fo:padding-right="0.0984in" draw:shadow="visible"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66ff99" draw:textarea-horizontal-align="justify" draw:textarea-vertical-align="middle" draw:auto-grow-height="false" fo:min-height="0.1882in" fo:min-width="0in" fo:padding-top="0.0492in" fo:padding-bottom="0.0492in" fo:padding-left="0.0984in" fo:padding-right="0.0984in" draw:shadow="visible"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larem – energianohjausjärjestelmä</text:p>
      <text:p text:style-name="P1"/>
      <text:p text:style-name="P1"/>
      <text:h text:style-name="P5" text:outline-level="1">Johdanto</text:h>
      <text:p text:style-name="P2">Solarem enegianohjausjärjestelmä on tarkoitettu <text:span text:style-name="T1">käytettäväksi </text:span>pääasiassa kiinteistössä, jossa <text:s/>on aurinkopanelijärjestelmä liitettynä kiinteistön sähköjärjestelmään. Enenrgianohajusjärjestelmän tavoite on kyetä ohjaamaan aurinkopaneleista saatava energia optimaalisesti kiinteistön kulutus- <text:span text:style-name="T1">ja varastointi</text:span>kohteisiin, niin että mahdollisimman suuri osa tarjolla olevasta aurinkoenergiasta saadaan kiinteistön omaan käyttöön.</text:p>
      <text:p text:style-name="P3"><text:span text:style-name="T1">Järjestelmässä käytetään kolmivaihe-energiamittaria, jolla kyetään mittamaan kiinteistön sähköliitännästä tehon määrä ja suunta. Tätä tietoa käytetään ohjaamaan energian kulutusta ja mahdollista varastointia kiinteistössä.</text:span> <text:span text:style-name="T1">Mittarilta saadaan lukemat <text:s/>pätö – ja loistehoista <text:s/>kokonaistehoina tai vaihekohtaisina tehoina. Niitä voidaan käyttää liipaisemaan releitä halutulla tehokriteerillä. Ohjaukseen käytettäviä reitä on kahdeksan. <text:s/></text:span></text:p>
      <text:p text:style-name="P3"><text:span text:style-name="T1">Järjestelmän ytimenä on </text:span><text:a xlink:type="simple" xlink:href="https://nodered.org/" text:style-name="Internet_20_link" text:visited-style-name="Visited_20_Internet_20_Link"><text:span text:style-name="T1">Node-Red</text:span></text:a><text:span text:style-name="T1"> ohjelmisto, jolla on mahdollista lisätä energian ohjaukseen muitakin ehtoja, kuin mittarilta saatavat tehot. Esimerksi kellonaika, lämpötilat jne.</text:span></text:p>
      <text:p text:style-name="P4">Oheinen kuva esittää järjes<text:span text:style-name="T2">te</text:span>lmän rakennetta:</text:p>
      <text:p text:style-name="P4"><draw:g text:anchor-type="paragraph" draw:z-index="0" draw:name="Shape1" draw:style-name="gr1"><draw:custom-shape draw:style-name="gr2" draw:text-style-name="P6" svg:width="5.1185in" svg:height="1.378in" svg:x="0.5in" svg:y="2.6945in"><text:p/><draw:enhanced-geometry svg:viewBox="0 0 21600 21600" draw:type="rectangle" draw:enhanced-path="M 0 0 L 21600 0 21600 21600 0 21600 0 0 Z N"/></draw:custom-shape><draw:line draw:style-name="gr3" draw:text-style-name="P7" svg:x1="3.0693in" svg:y1="3.4492in" svg:x2="3.8441in" svg:y2="3.4492in"><text:p/></draw:line><draw:custom-shape draw:style-name="gr4" draw:text-style-name="P9" xml:id="id1" draw:id="id1" svg:width="2.2949in" svg:height="0.7197in" svg:x="0.8646in" svg:y="0.1354in"><text:p text:style-name="P8"><text:span text:style-name="T3">Aurink</text:span><text:span text:style-name="T3">opane</text:span><text:span text:style-name="T3">lit</text:span></text:p><draw:enhanced-geometry svg:viewBox="0 0 21600 21600" draw:mirror-horizontal="false" draw:mirror-vertical="false" draw:type="rectangle" draw:enhanced-path="M 0 0 L 21600 0 21600 21600 0 21600 0 0 Z N"/></draw:custom-shape><draw:custom-shape draw:style-name="gr5" draw:text-style-name="P9" xml:id="id2" draw:id="id2" svg:width="1.4004in" svg:height="0.5232in" svg:x="3.7252in" svg:y="0.2445in"><text:p text:style-name="P8"><text:span text:style-name="T3">Invertteri</text:span></text:p><draw:enhanced-geometry svg:viewBox="0 0 21600 21600" draw:mirror-horizontal="false" draw:mirror-vertical="false" draw:type="rectangle" draw:enhanced-path="M 0 0 L 21600 0 21600 21600 0 21600 0 0 Z N"/></draw:custom-shape><draw:connector draw:style-name="gr6" draw:text-style-name="P10" draw:type="line" svg:x1="3.1591in" svg:y1="0.4953in" svg:x2="3.7252in" svg:y2="0.5055in" draw:start-shape="id1" draw:start-glue-point="1" draw:end-shape="id2" svg:d="M8024 1258l1438 26" svg:viewBox="0 0 1439 28"><text:p/></draw:connector><draw:custom-shape draw:style-name="gr7" draw:text-style-name="P9" svg:width="1.1323in" svg:height="0.5232in" svg:x="3.9035in" svg:y="1.1598in"><text:p text:style-name="P8"><text:span text:style-name="T3">Turvakytkin</text:span></text:p><draw:enhanced-geometry svg:viewBox="0 0 21600 21600" draw:mirror-horizontal="false" draw:mirror-vertical="false" draw:type="rectangle" draw:enhanced-path="M 0 0 L 21600 0 21600 21600 0 21600 0 0 Z N"/></draw:custom-shape><draw:line draw:style-name="gr8" draw:text-style-name="P10" svg:x1="4.0524in" svg:y1="0.7673in" svg:x2="4.0524in" svg:y2="1.1598in"><text:p/></draw:line><draw:line draw:style-name="gr9" draw:text-style-name="P10" svg:x1="4.4697in" svg:y1="0.7673in" svg:x2="4.4697in" svg:y2="1.1598in"><text:p/></draw:line><draw:line draw:style-name="gr10" draw:text-style-name="P10" svg:x1="4.8866in" svg:y1="0.7673in" svg:x2="4.8866in" svg:y2="1.1598in"><text:p/></draw:line><draw:custom-shape draw:style-name="gr11" draw:text-style-name="P11" svg:width="1.4004in" svg:height="0.524in" svg:x="3.7547in" svg:y="2.0752in"><text:p text:style-name="P8"><text:span text:style-name="T3">Pää</text:span><text:span text:style-name="T3">kes</text:span><text:span text:style-name="T3">kus</text:span></text:p><draw:enhanced-geometry svg:viewBox="0 0 21600 21600" draw:mirror-horizontal="false" draw:mirror-vertical="false" draw:type="rectangle" draw:enhanced-path="M 0 0 L 21600 0 21600 21600 0 21600 0 0 Z N"/></draw:custom-shape><draw:line draw:style-name="gr12" draw:text-style-name="P12" svg:x1="4.0524in" svg:y1="1.6827in" svg:x2="4.0524in" svg:y2="2.0752in"><text:p/></draw:line><draw:line draw:style-name="gr13" draw:text-style-name="P12" svg:x1="4.4697in" svg:y1="1.6827in" svg:x2="4.4697in" svg:y2="2.0752in"><text:p/></draw:line><draw:line draw:style-name="gr14" draw:text-style-name="P12" svg:x1="4.8866in" svg:y1="1.6827in" svg:x2="4.8866in" svg:y2="2.0752in"><text:p/></draw:line><draw:custom-shape draw:style-name="gr15" draw:text-style-name="P13" svg:width="1.4004in" svg:height="0.524in" svg:x="3.7846in" svg:y="3.2091in"><text:p text:style-name="P8"><text:span text:style-name="T3">Energiamitt</text:span><text:span text:style-name="T3">ari</text:span></text:p><text:p text:style-name="P8"><text:span text:style-name="T3">EPR-04S</text:span></text:p><draw:enhanced-geometry svg:viewBox="0 0 21600 21600" draw:mirror-horizontal="false" draw:mirror-vertical="false" draw:type="rectangle" draw:enhanced-path="M 0 0 L 21600 0 21600 21600 0 21600 0 0 Z N"/></draw:custom-shape><draw:line draw:style-name="gr16" draw:text-style-name="P7" svg:x1="4.0524in" svg:y1="2.5988in" svg:x2="4.0524in" svg:y2="3.1874in"><text:p/></draw:line><draw:line draw:style-name="gr17" draw:text-style-name="P7" svg:x1="4.4697in" svg:y1="2.5988in" svg:x2="4.4697in" svg:y2="3.2091in"><text:p/></draw:line><draw:line draw:style-name="gr18" draw:text-style-name="P7" svg:x1="4.8866in" svg:y1="2.5988in" svg:x2="4.8866in" svg:y2="3.1874in"><text:p/></draw:line><draw:custom-shape draw:style-name="gr19" draw:text-style-name="P14" svg:width="1.4004in" svg:height="0.524in" svg:x="3.7846in" svg:y="3.2091in"><text:p text:style-name="P8"><text:span text:style-name="T4">E</text:span><text:span text:style-name="T4">n</text:span><text:span text:style-name="T4">er</text:span><text:span text:style-name="T4">gi</text:span><text:span text:style-name="T4">a</text:span><text:span text:style-name="T4">m</text:span><text:span text:style-name="T4">itt</text:span><text:span text:style-name="T4">ar</text:span><text:span text:style-name="T4">i</text:span></text:p><text:p text:style-name="P8"><text:span text:style-name="T4">E</text:span><text:span text:style-name="T4">P</text:span><text:span text:style-name="T4">R</text:span><text:span text:style-name="T4">-</text:span><text:span text:style-name="T4">0</text:span><text:span text:style-name="T4">4</text:span><text:span text:style-name="T4">S</text:span></text:p><draw:enhanced-geometry svg:viewBox="0 0 21600 21600" draw:mirror-horizontal="false" draw:mirror-vertical="false" draw:type="rectangle" draw:enhanced-path="M 0 0 L 21600 0 21600 21600 0 21600 0 0 Z N"/></draw:custom-shape><draw:custom-shape draw:style-name="gr20" draw:text-style-name="P15" svg:width="1.4004in" svg:height="0.524in" svg:x="3.7846in" svg:y="4.1244in"><text:p text:style-name="P8"><text:span text:style-name="T3">E</text:span><text:span text:style-name="T3">n</text:span><text:span text:style-name="T3">er</text:span><text:span text:style-name="T3">gi</text:span><text:span text:style-name="T3">a</text:span><text:span text:style-name="T3">m</text:span><text:span text:style-name="T3">itt</text:span><text:span text:style-name="T3">ar</text:span><text:span text:style-name="T3">i</text:span></text:p><text:p text:style-name="P8"><text:span text:style-name="T3">E</text:span><text:span text:style-name="T3">P</text:span><text:span text:style-name="T3">R</text:span><text:span text:style-name="T3">-</text:span><text:span text:style-name="T3">0</text:span><text:span text:style-name="T3">4</text:span><text:span text:style-name="T3">S</text:span></text:p><draw:enhanced-geometry svg:viewBox="0 0 21600 21600" draw:mirror-horizontal="false" draw:mirror-vertical="false" draw:type="rectangle" draw:enhanced-path="M 0 0 L 21600 0 21600 21600 0 21600 0 0 Z N"/></draw:custom-shape><draw:line draw:style-name="gr21" draw:text-style-name="P10" svg:x1="4.0823in" svg:y1="3.7319in" svg:x2="4.0823in" svg:y2="4.1244in"><text:p/></draw:line><draw:line draw:style-name="gr22" draw:text-style-name="P10" svg:x1="4.4992in" svg:y1="3.7319in" svg:x2="4.4992in" svg:y2="4.1244in"><text:p/></draw:line><draw:line draw:style-name="gr23" draw:text-style-name="P10" svg:x1="4.9165in" svg:y1="3.7319in" svg:x2="4.9165in" svg:y2="4.1244in"><text:p/></draw:line><draw:custom-shape draw:style-name="gr24" draw:text-style-name="P15" svg:width="1.4004in" svg:height="0.524in" svg:x="3.7846in" svg:y="4.1244in"><text:p text:style-name="P8"><text:span text:style-name="T3">S</text:span><text:span text:style-name="T3">ä</text:span><text:span text:style-name="T3">h</text:span><text:span text:style-name="T3">k</text:span><text:span text:style-name="T3">öl</text:span><text:span text:style-name="T3">ai</text:span><text:span text:style-name="T3">to</text:span><text:span text:style-name="T3">k</text:span><text:span text:style-name="T3">s</text:span><text:span text:style-name="T3">e</text:span><text:span text:style-name="T3">n</text:span></text:p><text:p text:style-name="P8"><text:span text:style-name="T3">m</text:span><text:span text:style-name="T3">itt</text:span><text:span text:style-name="T3">ar</text:span><text:span text:style-name="T3">i</text:span></text:p><draw:enhanced-geometry svg:viewBox="0 0 21600 21600" draw:mirror-horizontal="false" draw:mirror-vertical="false" draw:type="rectangle" draw:enhanced-path="M 0 0 L 21600 0 21600 21600 0 21600 0 0 Z N"/></draw:custom-shape><draw:line draw:style-name="gr25" draw:text-style-name="P16" svg:x1="4.0823in" svg:y1="4.6476in" svg:x2="4.0823in" svg:y2="5.0402in"><text:p/></draw:line><draw:line draw:style-name="gr26" draw:text-style-name="P16" svg:x1="4.4992in" svg:y1="4.6476in" svg:x2="4.4992in" svg:y2="5.0402in"><text:p/></draw:line><draw:line draw:style-name="gr27" draw:text-style-name="P16" svg:x1="4.9165in" svg:y1="4.6476in" svg:x2="4.9165in" svg:y2="5.0402in"><text:p/></draw:line><draw:custom-shape draw:style-name="gr28" draw:text-style-name="P15" svg:width="1.2516in" svg:height="0.5016in" svg:x="3.8736in" svg:y="4.9091in"><text:p text:style-name="P8"><text:span text:style-name="T3">Sähköverkko</text:span></text:p><draw:enhanced-geometry svg:viewBox="0 0 21600 21600" draw:mirror-horizontal="false" draw:mirror-vertical="false" draw:text-areas="3000 3320 17110 17330" draw:type="cloud-callout" draw:modifiers="63158.7354409318 193294.6058091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line draw:style-name="gr29" draw:text-style-name="P12" svg:x1="2.235in" svg:y1="2.2059in" svg:x2="3.7543in" svg:y2="2.2276in"><text:p/></draw:line><draw:line draw:style-name="gr30" draw:text-style-name="P12" svg:x1="2.235in" svg:y1="2.3587in" svg:x2="3.7543in" svg:y2="2.3803in"><text:p/></draw:line><draw:line draw:style-name="gr31" draw:text-style-name="P7" svg:x1="2.235in" svg:y1="2.4894in" svg:x2="3.7543in" svg:y2="2.511in"><text:p/></draw:line><draw:custom-shape draw:style-name="gr32" draw:text-style-name="P11" svg:width="1.4598in" svg:height="0.676in" svg:x="1.0138in" svg:y="2.0535in"><text:p text:style-name="P8"><text:span text:style-name="T3">Ki</text:span><text:span text:style-name="T3">in</text:span><text:span text:style-name="T3">te</text:span><text:span text:style-name="T3">is</text:span><text:span text:style-name="T3">tö</text:span><text:span text:style-name="T3">n</text:span></text:p><text:p text:style-name="P8"><text:span text:style-name="T3">si</text:span><text:span text:style-name="T3">s</text:span><text:span text:style-name="T3">ä</text:span><text:span text:style-name="T3">v</text:span><text:span text:style-name="T3">er</text:span><text:span text:style-name="T3">k</text:span><text:span text:style-name="T3">k</text:span><text:span text:style-name="T3">o</text:span></text:p><draw:enhanced-geometry svg:viewBox="0 0 21600 21600" draw:mirror-horizontal="false" draw:mirror-vertical="false" draw:text-areas="3000 3320 17110 17330" draw:type="cloud-callout" draw:modifiers="30854.2082738944 81920.32854209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33" draw:text-style-name="P14" svg:width="2.2949in" svg:height="0.7197in" svg:x="0.7752in" svg:y="3.1654in"><text:p text:style-name="P8"><text:span text:style-name="T4">S</text:span><text:span text:style-name="T4">ol</text:span><text:span text:style-name="T4">ar</text:span><text:span text:style-name="T4">e</text:span><text:span text:style-name="T4">m</text:span></text:p><text:p text:style-name="P8"><text:span text:style-name="T4">e</text:span><text:span text:style-name="T4">n</text:span><text:span text:style-name="T4">er</text:span><text:span text:style-name="T4">gi</text:span><text:span text:style-name="T4">a</text:span><text:span text:style-name="T4">n </text:span><text:span text:style-name="T4">o</text:span><text:span text:style-name="T4">hj</text:span><text:span text:style-name="T4">a</text:span><text:span text:style-name="T4">u</text:span><text:span text:style-name="T4">s</text:span></text:p><draw:enhanced-geometry svg:viewBox="0 0 21600 21600" draw:mirror-horizontal="false" draw:mirror-vertical="false" draw:type="rectangle" draw:enhanced-path="M 0 0 L 21600 0 21600 21600 0 21600 0 0 Z N"/></draw:custom-shape><draw:custom-shape draw:style-name="gr34" draw:text-style-name="P13" svg:width="0.3579in" svg:height="0.3276in" svg:x="1.5201in" svg:y="2.7728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16:33:25.831234786</meta:creation-date>
    <dc:date>2017-02-19T19:32:20.207698745</dc:date>
    <meta:editing-duration>PT2H48M3S</meta:editing-duration>
    <meta:editing-cycles>4</meta:editing-cycles>
    <meta:generator>LibreOffice/5.1.4.2$Linux_X86_64 LibreOffice_project/10m0$Build-2</meta:generator>
    <meta:document-statistic meta:table-count="0" meta:image-count="0" meta:object-count="0" meta:page-count="2" meta:paragraph-count="6" meta:word-count="111" meta:character-count="1124" meta:non-whitespace-character-count="1012"/>
  </office:meta>
</office:document-meta>
</file>